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6177436403423664192"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7816062447998123783"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8642966562759995783"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7833784312932107"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934446817616895919"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6329450574268586722"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2661628382415206118"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5822018887145291103"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1280892" text:continue-list="list2661628382415206118"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379237054707532476"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1302975"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1303570"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1291971"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1292197"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1308752"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3900921100001609355"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7659538521786742639"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029105507966121342"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1286675"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770945724075784216"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406037283835191832"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61403105849672907" text:style-name="L15">
        <text:list-item>
          <text:list>
            <text:list-header>
              <text:p text:style-name="P184">1.5 miles averaging about 9:40/mile and rest 1 min</text:p>
            </text:list-header>
          </text:list>
        </text:list-item>
      </text:list>
      <text:p text:style-name="P24">1 mile in 8:26 and rest 2 min</text:p>
      <text:list xml:id="list3845016155667129025"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629634855331812507"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1311398"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3159543110793122599"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105927872641584685"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6874401065590415784"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1288856" text:continue-list="list3105927872641584685" text:style-name="L19">
        <text:list-item>
          <text:list>
            <text:list-header>
              <text:p text:style-name="P188">(Pace*HR)=1240</text:p>
            </text:list-header>
          </text:list>
        </text:list-item>
      </text:list>
      <text:list xml:id="list41307490" text:continue-list="list3159543110793122599" text:style-name="L18">
        <text:list-item>
          <text:list>
            <text:list-header>
              <text:p text:style-name="P187">2 miles at 10:46/mile Ave HR= 121 bpm and rest a few minutes</text:p>
            </text:list-header>
          </text:list>
        </text:list-item>
      </text:list>
      <text:list xml:id="list41294228" text:continue-list="list41288856"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41306107"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464582439367281032"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560549634842119535"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699773070496027349"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3079649370069623663"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194411525840270177"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935224592621654703"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41299940"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1311132"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603677795979305188"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550897429147991578"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681662660342640737"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916232732589477867"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126122252722481948"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533819394569497589" text:style-name="L32">
        <text:list-item>
          <text:list>
            <text:list-header>
              <text:p text:style-name="P198">0.25 miles in 2:54</text:p>
              <text:p text:style-name="P198">1 mile in 9:21 going faster as I ran and ending at around 8:30 pace</text:p>
            </text:list-header>
          </text:list>
        </text:list-item>
      </text:list>
      <text:list xml:id="list5903676909232832924"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41019001936898465"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559761813606091241"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054948229023443523"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331801733863847852"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1605998252222044757"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10"/>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oft-page-break/><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text:soft-page-break/>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925965752402196497"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ext:soft-page-break/>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10T21:03:37.66</dc:date>
    <dc:creator>James Lombardi</dc:creator>
    <meta:editing-duration>P29DT13H20M31S</meta:editing-duration>
    <meta:editing-cycles>2219</meta:editing-cycles>
    <meta:generator>OpenOffice/4.1.2$Win32 OpenOffice.org_project/412m3$Build-9782</meta:generator>
    <meta:document-statistic meta:table-count="0" meta:image-count="9" meta:object-count="0" meta:page-count="219" meta:paragraph-count="6429" meta:word-count="69263" meta:character-count="354332"/>
  </office:meta>
</office:document-meta>
</file>